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e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using namespace std;</text:p>
      <text:p text:style-name="Standard">class heap1{</text:p>
      <text:p text:style-name="Standard">public:</text:p>
      <text:p text:style-name="Standard"/>
      <text:p text:style-name="Standard">void MAX_HEAPIFY(int a[], int i, int n)<text:tab/><text:tab/>//reheapdown- deleting element from top location</text:p>
      <text:p text:style-name="Standard">{</text:p>
      <text:p text:style-name="Standard"><text:s text:c="4"/>int l,r,largest,loc;</text:p>
      <text:p text:style-name="Standard"><text:s text:c="4"/>l=2*i;</text:p>
      <text:p text:style-name="Standard"><text:s text:c="4"/>r=(2*i+1);</text:p>
      <text:p text:style-name="Standard"><text:s text:c="4"/>largest=i;</text:p>
      <text:p text:style-name="Standard"><text:s text:c="4"/>if((l&lt;=n)&amp;&amp;a[l]&gt;a[largest])</text:p>
      <text:p text:style-name="Standard"><text:s text:c="7"/>largest=l;</text:p>
      <text:p text:style-name="Standard"><text:s text:c="4"/>/*else</text:p>
      <text:p text:style-name="Standard"><text:s text:c="7"/>largest=i;*/</text:p>
      <text:p text:style-name="Standard"><text:s text:c="4"/></text:p>
      <text:p text:style-name="Standard"><text:s text:c="4"/>if((r&lt;=n)&amp;&amp;(a[r]&gt;a[largest]))</text:p>
      <text:p text:style-name="Standard"><text:s text:c="7"/>largest=r;</text:p>
      <text:p text:style-name="Standard"><text:s text:c="3"/>if(largest!=i)</text:p>
      <text:p text:style-name="Standard"><text:s text:c="4"/>{</text:p>
      <text:p text:style-name="Standard"><text:s text:c="9"/>loc=a[i];<text:tab/><text:tab/><text:tab/><text:tab/>//delet</text:p>
      <text:p text:style-name="Standard"><text:s text:c="9"/>a[i]=a[largest];</text:p>
      <text:p text:style-name="Standard"><text:s text:c="9"/>a[largest]=loc;</text:p>
      <text:p text:style-name="Standard"><text:s text:c="9"/>MAX_HEAPIFY(a, largest,n);</text:p>
      <text:p text:style-name="Standard"><text:s text:c="4"/>}</text:p>
      <text:p text:style-name="Standard">}</text:p>
      <text:p text:style-name="Standard">void BUILD_MAX_HEAP(int a[], int n)</text:p>
      <text:p text:style-name="Standard">{</text:p>
      <text:p text:style-name="Standard"><text:s text:c="4"/>for(int k = n/2; k &gt;= 1; k--)</text:p>
      <text:p text:style-name="Standard"><text:s text:c="4"/>{</text:p>
      <text:p text:style-name="Standard"><text:s text:c="8"/>MAX_HEAPIFY(a, k, n);</text:p>
      <text:p text:style-name="Standard"><text:s text:c="4"/>}</text:p>
      <text:p text:style-name="Standard">}</text:p>
      <text:p text:style-name="Standard">void HEAPSORT(int a[], int n)</text:p>
      <text:p text:style-name="Standard">{</text:p>
      <text:p text:style-name="Standard"/>
      <text:p text:style-name="Standard"><text:s text:c="4"/>BUILD_MAX_HEAP(a,n);</text:p>
      <text:p text:style-name="Standard"><text:s text:c="4"/>int i, temp;</text:p>
      <text:p text:style-name="Standard"><text:s text:c="4"/>for (i = n; i &gt;= 2; i--)</text:p>
      <text:p text:style-name="Standard"><text:s text:c="4"/>{</text:p>
      <text:p text:style-name="Standard"><text:s text:c="8"/>temp = a[i];<text:tab/><text:tab/><text:tab/><text:tab/>//delete maximum element from the root.</text:p>
      <text:p text:style-name="Standard"><text:s text:c="8"/>a[i] = a[1];</text:p>
      <text:p text:style-name="Standard"><text:s text:c="8"/>a[1] = temp;</text:p>
      <text:p text:style-name="Standard"><text:s text:c="8"/>MAX_HEAPIFY(a, 1, i - 1);</text:p>
      <text:p text:style-name="Standard"><text:s text:c="4"/>}</text:p>
      <text:p text:style-name="Standard">}</text:p>
      <text:p text:style-name="Standard"/>
      <text:p text:style-name="Standard">void accept(){</text:p>
      <text:p text:style-name="Standard"><text:tab/><text:tab/>int n;</text:p>
      <text:p text:style-name="Standard"><text:tab/> <text:s text:c="3"/>cout&lt;&lt;"Enter total number of students"&lt;&lt;endl;</text:p>
      <text:p text:style-name="Standard"><text:tab/> <text:s text:c="3"/>cin&gt;&gt;n;</text:p>
      <text:p text:style-name="Standard"><text:soft-page-break/><text:tab/> <text:s text:c="3"/>int a[n];</text:p>
      <text:p text:style-name="Standard"><text:tab/> <text:s text:c="3"/>cout&lt;&lt;"Enter the marks of the students "&lt;&lt;endl;</text:p>
      <text:p text:style-name="Standard"><text:tab/> <text:s text:c="3"/>for (int i = 1; i &lt;= n; i++)</text:p>
      <text:p text:style-name="Standard"><text:tab/> <text:s text:c="3"/>{</text:p>
      <text:p text:style-name="Standard"><text:tab/> <text:s text:c="7"/>cin&gt;&gt;a[i];</text:p>
      <text:p text:style-name="Standard"><text:tab/> <text:s text:c="3"/>}</text:p>
      <text:p text:style-name="Standard"><text:tab/> <text:s text:c="3"/>HEAPSORT(a, n);</text:p>
      <text:p text:style-name="Standard"><text:tab/> <text:s text:c="3"/>display(a,n);</text:p>
      <text:p text:style-name="Standard">}</text:p>
      <text:p text:style-name="Standard">void display(int a[],int n){</text:p>
      <text:p text:style-name="Standard"/>
      <text:p text:style-name="Standard"><text:tab/></text:p>
      <text:p text:style-name="Standard"><text:s text:c="6"/>cout&lt;&lt;":::::::SORTED MARKS::::::"&lt;&lt;endl;</text:p>
      <text:p text:style-name="Standard"/>
      <text:p text:style-name="Standard"><text:tab/> <text:s text:c="3"/>for (int i = 1; i &lt;= n; i++)</text:p>
      <text:p text:style-name="Standard"><text:tab/> <text:s text:c="3"/>{</text:p>
      <text:p text:style-name="Standard"><text:tab/> <text:s text:c="7"/>cout&lt;&lt;a[i]&lt;&lt;endl;</text:p>
      <text:p text:style-name="Standard"><text:tab/> <text:s text:c="3"/>}</text:p>
      <text:p text:style-name="Standard"><text:tab/> <text:s/></text:p>
      <text:p text:style-name="Standard"><text:tab/>cout&lt;&lt;"Minimum marks obtained are:"&lt;&lt;a[1];</text:p>
      <text:p text:style-name="Standard"><text:tab/>cout&lt;&lt;"\nMaximum marks obtained are:"&lt;&lt;a[n];</text:p>
      <text:p text:style-name="Standard"/>
      <text:p text:style-name="Standard">}</text:p>
      <text:p text:style-name="Standard">};</text:p>
      <text:p text:style-name="Standard">int main()</text:p>
      <text:p text:style-name="Standard">{</text:p>
      <text:p text:style-name="Standard"><text:s text:c="3"/><text:tab/>heap1 h;</text:p>
      <text:p text:style-name="Standard"><text:tab/>h.accept();</text:p>
      <text:p text:style-name="Standard"><text:tab/>return 0;</text:p>
      <text:p text:style-name="Standard">}</text:p>
      <text:p text:style-name="Standard"><text:s/><text:span text:style-name="T1">OUTPUT:-</text:span></text:p>
      <text:p text:style-name="Standard"/>
      <text:p text:style-name="Standard">student@student:~$ g++ heap.cpp</text:p>
      <text:p text:style-name="Standard">student@student:~$ ./a.out</text:p>
      <text:p text:style-name="Standard">Enter the number of students: 2</text:p>
      <text:p text:style-name="Standard">Enter the marks obtained by the students: 10 <text:s/></text:p>
      <text:p text:style-name="Standard">24</text:p>
      <text:p text:style-name="Standard">Maximum marks: 24</text:p>
      <text:p text:style-name="Standard">Minimum marks: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06:09.942649942</meta:creation-date>
    <dc:date>2024-04-19T15:07:21.306783073</dc:date>
    <meta:editing-duration>PT1M12S</meta:editing-duration>
    <meta:editing-cycles>1</meta:editing-cycles>
    <meta:document-statistic meta:table-count="0" meta:image-count="0" meta:object-count="0" meta:page-count="2" meta:paragraph-count="83" meta:word-count="205" meta:character-count="1554" meta:non-whitespace-character-count="1151"/>
    <meta:generator>LibreOffice/7.3.7.2$Linux_X86_64 LibreOffice_project/30$Build-2</meta:generator>
  </office:meta>
</office:document-meta>
</file>